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text-indent="0cm" style:auto-text-indent="false" style:page-number="auto"/>
      <style:text-properties style:font-name="ARial" fo:font-weight="normal" officeooo:rsid="00199653" officeooo:paragraph-rsid="00199653" style:font-weight-asian="normal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ARial" fo:font-weight="normal" officeooo:rsid="00199653" officeooo:paragraph-rsid="00199653" style:font-weight-asian="normal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ARial" officeooo:rsid="00199653" officeooo:paragraph-rsid="00199653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officeooo:rsid="00199653" officeooo:paragraph-rsid="001bf480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" fo:font-weight="bold" officeooo:rsid="00199653" officeooo:paragraph-rsid="00199653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ARial" officeooo:rsid="001bf480" officeooo:paragraph-rsid="001bf480"/>
    </style:style>
    <style:style style:name="T1" style:family="text">
      <style:text-properties officeooo:rsid="001b5fde"/>
    </style:style>
    <style:style style:name="T2" style:family="text">
      <style:text-properties officeooo:rsid="001bf480"/>
    </style:style>
    <style:style style:name="T3" style:family="text">
      <style:text-properties fo:font-style="italic" fo:font-weight="normal" fo:background-color="#ffffff" loext:char-shading-value="0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officeooo:rsid="00219b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gotá 18 de marzo de 2016</text:p>
      <text:p text:style-name="P3"/>
      <text:p text:style-name="P3">Señores:</text:p>
      <text:p text:style-name="P2">Consejo de Carrera</text:p>
      <text:p text:style-name="P2">Ingeniería de Sistemas</text:p>
      <text:p text:style-name="P2">Facultad Ingeniería</text:p>
      <text:p text:style-name="P2">Universidad Distrital Francisco José de Caldas.</text:p>
      <text:p text:style-name="P3"/>
      <text:p text:style-name="P3"/>
      <text:p text:style-name="P3"/>
      <text:p text:style-name="P3"/>
      <text:p text:style-name="P5">Asunto: Finalización Pasant<text:span text:style-name="T2">í</text:span>a</text:p>
      <text:p text:style-name="P3"/>
      <text:p text:style-name="P4">De manera atenta solicito a ustedes asignar fecha y jurado para la socialización de la Pasantía titulada <text:s/>“<text:span text:style-name="T3">ANÁLISIS Y GESTIÓN DE REQUERIMIENTOS Y REQUISITOS DE LA <text:s/>SOLUCIÓN DE SOFWARE PARA APOYAR EL PROCESO DE GESTIÓN DE NÓMINA EN LA UNIVERSIDAD DISTRITAL, <text:s/></text:span><text:span text:style-name="T4">SIGUIENDO LOS LINEAMIENTOS DEL PROCESO DE DESARROLLO OPENUP/OAS <text:s/>EN SUS FASES DE INICIO, ELABORACIÓN Y CONSTRUCCIÓN</text:span>” en la cual particip<text:span text:style-name="T1">ó</text:span> el estudiante Sergio David Orjuela Velásquez con <text:span text:style-name="T2">código</text:span> 20102020065, dirigida por el docente director interno Ingeniero <text:s/>Alejandro Paolo Daza Corredor y el director externo ingeniero Carlos Rojas Villamil gestor de proyectos de la Oficina Asesora de Sistemas de la Universidad Distrital Francisco José de Caldas.</text:p>
      <text:p text:style-name="P3"/>
      <text:p text:style-name="P6"/>
      <text:p text:style-name="P6"/>
      <text:p text:style-name="P6"/>
      <text:p text:style-name="P6">Agradezco su pronta colaboración.</text:p>
      <text:p text:style-name="P3">Cordialmente.</text:p>
      <text:p text:style-name="P3"/>
      <text:p text:style-name="P3"/>
      <text:p text:style-name="P3"/>
      <text:p text:style-name="P3"/>
      <text:p text:style-name="P3"><text:span text:style-name="T2">Director</text:span> Externo<text:tab/><text:tab/><text:tab/><text:tab/><text:tab/><text:span text:style-name="T2">Director</text:span> Interno</text:p>
      <text:p text:style-name="P3">Ing<text:span text:style-name="T2">eniero</text:span>. Carlos Rojas Villamil<text:tab/><text:tab/><text:tab/>Ing<text:span text:style-name="T2">eniero</text:span>. Alejandro <text:span text:style-name="T2">Paolo</text:span> Daza Corredor</text:p>
      <text:p text:style-name="P3">C.C. 1.030.544.707<text:tab/><text:span text:style-name="T5">de Bogotá</text:span><text:tab/><text:tab/><text:tab/><text:span text:style-name="T2">C.C. 79.777.053 de Bogotá</text:span></text:p>
      <text:p text:style-name="P3"/>
      <text:p text:style-name="P3"/>
      <text:p text:style-name="P3"/>
      <text:p text:style-name="P3"/>
      <text:p text:style-name="P3">Estudiante</text:p>
      <text:p text:style-name="P3">Sergio <text:span text:style-name="T2">David </text:span>Orjuela Velásquez</text:p>
      <text:p text:style-name="P3">C.C. 1.071.167.689 <text:span text:style-name="T5">de La Caler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977cm" fo:margin-bottom="1.988cm" fo:margin-left="2.889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oleta León</meta:initial-creator>
    <meta:creation-date>2016-03-29T12:14:26.858857238</meta:creation-date>
    <dc:date>2016-03-31T15:01:56.642772594</dc:date>
    <meta:editing-duration>PT1H8M37S</meta:editing-duration>
    <meta:editing-cycles>6</meta:editing-cycles>
    <meta:generator>LibreOffice/4.3.7.2$Linux_X86_64 LibreOffice_project/430$Build-2</meta:generator>
    <meta:document-statistic meta:table-count="0" meta:image-count="0" meta:object-count="0" meta:page-count="1" meta:paragraph-count="16" meta:word-count="166" meta:character-count="1162" meta:non-whitespace-character-count="999"/>
  </office:meta>
</office:document-meta>
</file>